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20">
      <style:paragraph-properties fo:margin-top="0in" fo:margin-bottom="0in"/>
    </style:style>
    <style:style style:name="P71" style:family="paragraph" style:parent-style-name="Text_20_body" style:list-style-name="L21">
      <style:paragraph-properties fo:margin-top="0in" fo:margin-bottom="0in"/>
    </style:style>
    <style:style style:name="P72" style:family="paragraph" style:parent-style-name="Text_20_body" style:list-style-name="L22">
      <style:paragraph-properties fo:margin-top="0in" fo:margin-bottom="0in"/>
    </style:style>
    <style:style style:name="P73" style:family="paragraph" style:parent-style-name="Text_20_body" style:list-style-name="L23">
      <style:paragraph-properties fo:margin-top="0in" fo:margin-bottom="0in"/>
    </style:style>
    <style:style style:name="P74" style:family="paragraph" style:parent-style-name="Text_20_body" style:list-style-name="L24">
      <style:paragraph-properties fo:margin-top="0in" fo:margin-bottom="0in"/>
    </style:style>
    <style:style style:name="P75" style:family="paragraph" style:parent-style-name="Text_20_body" style:list-style-name="L25">
      <style:paragraph-properties fo:margin-top="0in" fo:margin-bottom="0in"/>
    </style:style>
    <style:style style:name="P76" style:family="paragraph" style:parent-style-name="Text_20_body" style:list-style-name="L26">
      <style:paragraph-properties fo:margin-top="0in" fo:margin-bottom="0in"/>
    </style:style>
    <style:style style:name="P77" style:family="paragraph" style:parent-style-name="Text_20_body" style:list-style-name="L27">
      <style:paragraph-properties fo:margin-top="0in" fo:margin-bottom="0in"/>
    </style:style>
    <style:style style:name="P78" style:family="paragraph" style:parent-style-name="Text_20_body" style:list-style-name="L28">
      <style:paragraph-properties fo:margin-top="0in" fo:margin-bottom="0in"/>
    </style:style>
    <style:style style:name="P79" style:family="paragraph" style:parent-style-name="Text_20_body" style:list-style-name="L29">
      <style:paragraph-properties fo:margin-top="0in" fo:margin-bottom="0in"/>
    </style:style>
    <style:style style:name="P80" style:family="paragraph" style:parent-style-name="Text_20_body" style:list-style-name="L30">
      <style:paragraph-properties fo:margin-top="0in" fo:margin-bottom="0in"/>
    </style:style>
    <style:style style:name="P81" style:family="paragraph" style:parent-style-name="Text_20_body" style:list-style-name="L31">
      <style:paragraph-properties fo:margin-top="0in" fo:margin-bottom="0in"/>
    </style:style>
    <style:style style:name="P82" style:family="paragraph" style:parent-style-name="Text_20_body" style:list-style-name="L3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h text:style-name="Heading_20_1" text:outline-level="1"><text:bookmark-start text:name="django-micro-lending-platform---implementation-plan-specification"/>Django Micro-Lending Platform - Implementation Plan &amp; Specification<text:bookmark-end text:name="django-micro-lending-platform---implementation-plan-specification"/></text:h>
      <text:h text:style-name="Heading_20_2" text:outline-level="2"><text:bookmark-start text:name="executive-summary"/>Executive Summary<text:bookmark-end text:name="executive-summary"/></text:h>
      <text:p text:style-name="First_20_paragraph">This document outlines the complete transformation of the Django Document Management System into a <text:span text:style-name="T1">mobile-first micro-lending platform</text:span> with WhatsApp OTP authentication, KYC verification, scoring system, and borrowing functionality. The system is optimized for African markets with low-bandwidth phones and minimal JavaScript.</text:p>
      <text:p text:style-name="Horizontal_20_Line"/>
      <text:h text:style-name="Heading_20_2" text:outline-level="2"><text:bookmark-start text:name="phase-1-authentication-system-completed"/>Phase 1: Authentication System (COMPLETED)<text:bookmark-end text:name="phase-1-authentication-system-completed"/></text:h>
      <text:h text:style-name="Heading_20_3" text:outline-level="3"><text:bookmark-start text:name="whatsapp-otp-authentication"/>1.1 WhatsApp OTP Authentication<text:bookmark-end text:name="whatsapp-otp-authentication"/></text:h>
      <text:list text:style-name="L1">
        <text:list-item>
          <text:p text:style-name="P1"><text:span text:style-name="T1">Status</text:span>: ✅ COMPLETED</text:p>
        </text:list-item>
        <text:list-item>
          <text:p text:style-name="P1"><text:span text:style-name="T1">Implementation</text:span>:</text:p>
          <text:list text:style-name="L2">
            <text:list-item>
              <text:p text:style-name="P2">Created <text:span text:style-name="Source_Text">whatsapp_auth</text:span> app with models: <text:span text:style-name="Source_Text">WhatsAppUser</text:span>, <text:span text:style-name="Source_Text">OTP</text:span></text:p>
            </text:list-item>
            <text:list-item>
              <text:p text:style-name="P2">Twilio WhatsApp API integration (SDK added to requirements.txt)</text:p>
            </text:list-item>
            <text:list-item>
              <text:p text:style-name="P2">OTP generation (6-digit codes, 5-minute expiry)</text:p>
            </text:list-item>
            <text:list-item>
              <text:p text:style-name="P2">Views: <text:span text:style-name="Source_Text">RequestOTPView</text:span>, <text:span text:style-name="Source_Text">VerifyOTPView</text:span>, <text:span text:style-name="Source_Text">LogoutView</text:span></text:p>
            </text:list-item>
            <text:list-item>
              <text:p text:style-name="P2">URLs: <text:span text:style-name="Source_Text">/auth/request-otp/</text:span>, <text:span text:style-name="Source_Text">/auth/verify-otp/</text:span>, <text:span text:style-name="Source_Text">/auth/logout/</text:span></text:p>
            </text:list-item>
          </text:list>
        </text:list-item>
      </text:list>
      <text:h text:style-name="Heading_20_3" text:outline-level="3"><text:bookmark-start text:name="user-model-changes"/>1.2 User Model Changes<text:bookmark-end text:name="user-model-changes"/></text:h>
      <text:list text:style-name="L3">
        <text:list-item>
          <text:p text:style-name="P3"><text:span text:style-name="T1">Status</text:span>: ✅ COMPLETED</text:p>
        </text:list-item>
        <text:list-item>
          <text:p text:style-name="P3"><text:span text:style-name="T1">Changes</text:span>:</text:p>
          <text:list text:style-name="L4">
            <text:list-item>
              <text:p text:style-name="P4">Replaced <text:span text:style-name="Source_Text">email</text:span> with <text:span text:style-name="Source_Text">phone_number</text:span> (unique identifier)</text:p>
            </text:list-item>
            <text:list-item>
              <text:p text:style-name="P4">Removed <text:span text:style-name="Source_Text">is_email_verified</text:span> field</text:p>
            </text:list-item>
            <text:list-item>
              <text:p text:style-name="P4">Added new fields:</text:p>
              <text:list text:style-name="L5">
                <text:list-item>
                  <text:p text:style-name="P5"><text:span text:style-name="Source_Text">kyc_level</text:span> (0-2)</text:p>
                </text:list-item>
                <text:list-item>
                  <text:p text:style-name="P5"><text:span text:style-name="Source_Text">score</text:span> (integer, default 0)</text:p>
                </text:list-item>
                <text:list-item>
                  <text:p text:style-name="P5"><text:span text:style-name="Source_Text">aid_recipient</text:span> (boolean, default True)</text:p>
                </text:list-item>
              </text:list>
            </text:list-item>
            <text:list-item>
              <text:p text:style-name="P4">Updated <text:span text:style-name="Source_Text">UserManager</text:span> for phone-based authentication</text:p>
            </text:list-item>
            <text:list-item>
              <text:p text:style-name="P4">Updated Django Admin interface</text:p>
            </text:list-item>
          </text:list>
        </text:list-item>
      </text:list>
      <text:h text:style-name="Heading_20_3" text:outline-level="3"><text:bookmark-start text:name="database"/>1.3 Database<text:bookmark-end text:name="database"/></text:h>
      <text:list text:style-name="L6">
        <text:list-item>
          <text:p text:style-name="P6"><text:span text:style-name="T1">Status</text:span>: ✅ COMPLETED</text:p>
        </text:list-item>
        <text:list-item>
          <text:p text:style-name="P6">Migrations created and applied</text:p>
        </text:list-item>
        <text:list-item>
          <text:p text:style-name="P6">All new apps registered in <text:span text:style-name="Source_Text">INSTALLED_APPS</text:span></text:p>
        </text:list-item>
      </text:list>
      <text:p text:style-name="Horizontal_20_Line"/>
      <text:h text:style-name="Heading_20_2" text:outline-level="2"><text:bookmark-start text:name="phase-2-kyc-system-completed"/>Phase 2: KYC System (COMPLETED)<text:bookmark-end text:name="phase-2-kyc-system-completed"/></text:h>
      <text:h text:style-name="Heading_20_3" text:outline-level="3"><text:bookmark-start text:name="kyc-models"/>2.1 KYC Models<text:bookmark-end text:name="kyc-models"/></text:h>
      <text:list text:style-name="L7">
        <text:list-item>
          <text:p text:style-name="P7"><text:span text:style-name="T1">Status</text:span>: ✅ COMPLETED</text:p>
        </text:list-item>
        <text:list-item>
          <text:p text:style-name="P7"><text:span text:style-name="T1">Models Created</text:span>:</text:p>
        </text:list-item>
      </text:list>
      <text:h text:style-name="Heading_20_4" text:outline-level="4"><text:bookmark-start text:name="kycprofile"/>KYCProfile<text:bookmark-end text:name="kycprofile"/></text:h>
      <text:p text:style-name="Preformatted_20_Text">
<text:span text:style-name="OperatorTok">-</text:span><text:span text:style-name="NormalTok"><text:s text:c="1"/>user: OneToOneField(User)</text:span>
</text:p>
      <text:p text:style-name="Preformatted_20_Text">
<text:span text:style-name="OperatorTok">-</text:span><text:span text:style-name="NormalTok"><text:s text:c="1"/>full_name: CharField</text:span>
</text:p>
      <text:p text:style-name="Preformatted_20_Text">
<text:span text:style-name="OperatorTok">-</text:span><text:span text:style-name="NormalTok"><text:s text:c="1"/>date_of_birth: DateField</text:span>
</text:p>
      <text:p text:style-name="Preformatted_20_Text">
<text:span text:style-name="OperatorTok">-</text:span><text:span text:style-name="NormalTok"><text:s text:c="1"/>city: CharField</text:span>
</text:p>
      <text:p text:style-name="Preformatted_20_Text">
<text:span text:style-name="OperatorTok">-</text:span><text:span text:style-name="NormalTok"><text:s text:c="1"/>mobile_money_number: CharField</text:span>
</text:p>
      <text:p text:style-name="Preformatted_20_Text">
<text:span text:style-name="OperatorTok">-</text:span><text:span text:style-name="NormalTok"><text:s text:c="1"/>id_type: CharField</text:span>
</text:p>
      <text:p text:style-name="Preformatted_20_Text">
<text:span text:style-name="OperatorTok">-</text:span><text:span text:style-name="NormalTok"><text:s text:c="1"/>id_number: CharField</text:span>
</text:p>
      <text:p text:style-name="Preformatted_20_Text">
<text:span text:style-name="OperatorTok">-</text:span><text:span text:style-name="NormalTok"><text:s text:c="1"/>has_business: BooleanField</text:span>
</text:p>
      <text:p text:style-name="Preformatted_20_Text">
<text:span text:style-name="OperatorTok">-</text:span><text:span text:style-name="NormalTok"><text:s text:c="1"/>is_only_owner: BooleanField</text:span>
</text:p>
      <text:p text:style-name="Preformatted_20_Text">
<text:span text:style-name="OperatorTok">-</text:span><text:span text:style-name="NormalTok"><text:s text:c="1"/>business_description: TextField</text:span>
</text:p>
      <text:p text:style-name="Preformatted_20_Text">
<text:span text:style-name="OperatorTok">-</text:span><text:span text:style-name="NormalTok"><text:s text:c="1"/>loan_purpose: TextField</text:span>
</text:p>
      <text:p text:style-name="Preformatted_20_Text">
<text:span text:style-name="OperatorTok">-</text:span><text:span text:style-name="NormalTok"><text:s text:c="1"/>all_questions_answered: BooleanField</text:span>
</text:p>
      <text:p text:style-name="Preformatted_20_Text">
<text:span text:style-name="OperatorTok">-</text:span><text:span text:style-name="NormalTok"><text:s text:c="1"/>level_1_completed_at: DateTimeField</text:span>
</text:p>
      <text:p text:style-name="Preformatted_20_Text">
<text:span text:style-name="OperatorTok">-</text:span><text:span text:style-name="NormalTok"><text:s text:c="1"/>business_registration_doc: FileField (Level </text:span><text:span text:style-name="DecValTok">2</text:span><text:span text:style-name="NormalTok">)</text:span>
</text:p>
      <text:p text:style-name="Preformatted_20_Text">
<text:span text:style-name="OperatorTok">-</text:span><text:span text:style-name="NormalTok"><text:s text:c="1"/>electricity_bill_doc: FileField (Level </text:span><text:span text:style-name="DecValTok">2</text:span><text:span text:style-name="NormalTok">)</text:span>
</text:p>
      <text:p text:style-name="Preformatted_20_Text">
<text:span text:style-name="OperatorTok">-</text:span><text:span text:style-name="NormalTok"><text:s text:c="1"/>level_2_completed_at: DateTimeField</text:span>
</text:p>
      <text:p text:style-name="Preformatted_20_Text">
<text:span text:style-name="OperatorTok">-</text:span><text:span text:style-name="NormalTok"><text:s text:c="1"/>unique_identifier </text:span><text:span text:style-name="BuiltInTok">property</text:span><text:span text:style-name="NormalTok">: phone </text:span><text:span text:style-name="OperatorTok">+</text:span><text:span text:style-name="NormalTok"><text:s text:c="1"/>DOB </text:span><text:span text:style-name="OperatorTok">+</text:span><text:span text:style-name="NormalTok"><text:s text:c="1"/>ID</text:span>
</text:p>
      <text:h text:style-name="Heading_20_4" text:outline-level="4"><text:bookmark-start text:name="questionnaireresponse"/>QuestionnaireResponse<text:bookmark-end text:name="questionnaireresponse"/></text:h>
      <text:p text:style-name="Preformatted_20_Text">
<text:span text:style-name="OperatorTok">-</text:span><text:span text:style-name="NormalTok"><text:s text:c="1"/>kyc_profile: ForeignKey(KYCProfile)</text:span>
</text:p>
      <text:p text:style-name="Preformatted_20_Text">
<text:span text:style-name="OperatorTok">-</text:span><text:span text:style-name="NormalTok"><text:s text:c="1"/>question_index: IntegerField (</text:span><text:span text:style-name="DecValTok">0</text:span><text:span text:style-name="OperatorTok">-</text:span><text:span text:style-name="DecValTok">9</text:span><text:span text:style-name="NormalTok">)</text:span>
</text:p>
      <text:p text:style-name="Preformatted_20_Text">
<text:span text:style-name="OperatorTok">-</text:span><text:span text:style-name="NormalTok"><text:s text:c="1"/>question_text: TextField</text:span>
</text:p>
      <text:p text:style-name="Preformatted_20_Text">
<text:span text:style-name="OperatorTok">-</text:span><text:span text:style-name="NormalTok"><text:s text:c="1"/>answer: TextField</text:span>
</text:p>
      <text:p text:style-name="Preformatted_20_Text">
<text:span text:style-name="OperatorTok">-</text:span><text:span text:style-name="NormalTok"><text:s text:c="1"/>answered_at: DateTimeField</text:span>
</text:p>
      <text:h text:style-name="Heading_20_4" text:outline-level="4"><text:bookmark-start text:name="kycdocument"/>KYCDocument<text:bookmark-end text:name="kycdocument"/></text:h>
      <text:p text:style-name="Preformatted_20_Text">
<text:span text:style-name="OperatorTok">-</text:span><text:span text:style-name="NormalTok"><text:s text:c="1"/>kyc_profile: ForeignKey(KYCProfile)</text:span>
</text:p>
      <text:p text:style-name="Preformatted_20_Text">
<text:span text:style-name="OperatorTok">-</text:span><text:span text:style-name="NormalTok"><text:s text:c="1"/>document_type: CharField (business_registration, electricity_bill, etc.)</text:span>
</text:p>
      <text:p text:style-name="Preformatted_20_Text">
<text:span text:style-name="OperatorTok">-</text:span><text:span text:style-name="NormalTok"><text:s text:c="1"/>document_file: FileField</text:span>
</text:p>
      <text:p text:style-name="Preformatted_20_Text">
<text:span text:style-name="OperatorTok">-</text:span><text:span text:style-name="NormalTok"><text:s text:c="1"/>uploaded_at: DateTimeField</text:span>
</text:p>
      <text:p text:style-name="Preformatted_20_Text">
<text:span text:style-name="OperatorTok">-</text:span><text:span text:style-name="NormalTok"><text:s text:c="1"/>verified: BooleanField</text:span>
</text:p>
      <text:p text:style-name="Preformatted_20_Text">
<text:span text:style-name="OperatorTok">-</text:span><text:span text:style-name="NormalTok"><text:s text:c="1"/>verified_by: ForeignKey(User, admin)</text:span>
</text:p>
      <text:p text:style-name="Preformatted_20_Text">
<text:span text:style-name="OperatorTok">-</text:span><text:span text:style-name="NormalTok"><text:s text:c="1"/>verified_at: DateTimeField</text:span>
</text:p>
      <text:h text:style-name="Heading_20_3" text:outline-level="3"><text:bookmark-start text:name="kyc-questions-from-settings.py"/>2.2 KYC Questions (from settings.py)<text:bookmark-end text:name="kyc-questions-from-settings.py"/></text:h>
      <text:p text:style-name="Preformatted_20_Text">
<text:span text:style-name="FloatTok">1.</text:span><text:span text:style-name="NormalTok"><text:s text:c="1"/></text:span><text:span text:style-name="StringTok">"Say your full name as on your ID. (You can also type.)"</text:span>
</text:p>
      <text:p text:style-name="Preformatted_20_Text">
<text:span text:style-name="FloatTok">2.</text:span><text:span text:style-name="NormalTok"><text:s text:c="1"/></text:span><text:span text:style-name="StringTok">"Date of birth. Use keypad: DDMMYYYY."</text:span>
</text:p>
      <text:p text:style-name="Preformatted_20_Text">
<text:span text:style-name="FloatTok">3.</text:span><text:span text:style-name="NormalTok"><text:s text:c="1"/></text:span><text:span text:style-name="StringTok">"City or village where you live. (You can say nearest market or landmark.)"</text:span>
</text:p>
      <text:p text:style-name="Preformatted_20_Text">
<text:span text:style-name="FloatTok">4.</text:span><text:span text:style-name="NormalTok"><text:s text:c="1"/></text:span><text:span text:style-name="StringTok">"Mobile money number. Use keypad."</text:span>
</text:p>
      <text:p text:style-name="Preformatted_20_Text">
<text:span text:style-name="FloatTok">5.</text:span><text:span text:style-name="NormalTok"><text:s text:c="1"/></text:span><text:span text:style-name="StringTok">"ID type. Say: national ID, voter card, passport, or other."</text:span>
</text:p>
      <text:p text:style-name="Preformatted_20_Text">
<text:span text:style-name="FloatTok">6.</text:span><text:span text:style-name="NormalTok"><text:s text:c="1"/></text:span><text:span text:style-name="StringTok">"ID number. Use keypad."</text:span>
</text:p>
      <text:p text:style-name="Preformatted_20_Text">
<text:span text:style-name="FloatTok">7.</text:span><text:span text:style-name="NormalTok"><text:s text:c="1"/></text:span><text:span text:style-name="StringTok">"You have a business ? Press 1 Yes, 2 No."</text:span>
</text:p>
      <text:p text:style-name="Preformatted_20_Text">
<text:span text:style-name="FloatTok">8.</text:span><text:span text:style-name="NormalTok"><text:s text:c="1"/></text:span><text:span text:style-name="StringTok">"Are you the only owner? Press 1 Yes, 2 No."</text:span>
</text:p>
      <text:p text:style-name="Preformatted_20_Text">
<text:span text:style-name="FloatTok">9.</text:span><text:span text:style-name="NormalTok"><text:s text:c="1"/></text:span><text:span text:style-name="StringTok">"What do you do or sell? One sentence."</text:span>
</text:p>
      <text:p text:style-name="Preformatted_20_Text">
<text:span text:style-name="FloatTok">10.</text:span><text:span text:style-name="NormalTok"><text:s text:c="1"/></text:span><text:span text:style-name="StringTok">"Loan purpose in one sentence."</text:span>
</text:p>
      <text:h text:style-name="Heading_20_3" text:outline-level="3"><text:bookmark-start text:name="kyc-workflow"/>2.3 KYC Workflow<text:bookmark-end text:name="kyc-workflow"/></text:h>
      <text:list text:style-name="L8">
        <text:list-item>
          <text:p text:style-name="P8">User completes all 10 questions → KYC Level 1 assigned</text:p>
        </text:list-item>
        <text:list-item>
          <text:p text:style-name="P8">Unique key: <text:span text:style-name="Source_Text">phone_number + DOB + ID_number</text:span></text:p>
        </text:list-item>
        <text:list-item>
          <text:p text:style-name="P8">User uploads business registration + electricity bill → KYC Level 2 assigned</text:p>
        </text:list-item>
        <text:list-item>
          <text:p text:style-name="P8">Admin verifies documents before level 2 approval</text:p>
        </text:list-item>
      </text:list>
      <text:p text:style-name="Horizontal_20_Line"/>
      <text:h text:style-name="Heading_20_2" text:outline-level="2"><text:bookmark-start text:name="phase-3-scoring-system-completed"/>Phase 3: Scoring System (COMPLETED)<text:bookmark-end text:name="phase-3-scoring-system-completed"/></text:h>
      <text:h text:style-name="Heading_20_3" text:outline-level="3"><text:bookmark-start text:name="scoring-models"/>3.1 Scoring Models<text:bookmark-end text:name="scoring-models"/></text:h>
      <text:list text:style-name="L9">
        <text:list-item>
          <text:p text:style-name="P9"><text:span text:style-name="T1">Status</text:span>: ✅ COMPLETED</text:p>
        </text:list-item>
      </text:list>
      <text:h text:style-name="Heading_20_4" text:outline-level="4"><text:bookmark-start text:name="scorelog"/>ScoreLog<text:bookmark-end text:name="scorelog"/></text:h>
      <text:p text:style-name="Preformatted_20_Text">
<text:span text:style-name="OperatorTok">-</text:span><text:span text:style-name="NormalTok"><text:s text:c="1"/>user: ForeignKey(User)</text:span>
</text:p>
      <text:p text:style-name="Preformatted_20_Text">
<text:span text:style-name="OperatorTok">-</text:span><text:span text:style-name="NormalTok"><text:s text:c="1"/>reason: CharField (referral, phone_bill, admin_adjustment, other)</text:span>
</text:p>
      <text:p text:style-name="Preformatted_20_Text">
<text:span text:style-name="OperatorTok">-</text:span><text:span text:style-name="NormalTok"><text:s text:c="1"/>points_added: IntegerField</text:span>
</text:p>
      <text:p text:style-name="Preformatted_20_Text">
<text:span text:style-name="OperatorTok">-</text:span><text:span text:style-name="NormalTok"><text:s text:c="1"/>previous_score: IntegerField</text:span>
</text:p>
      <text:p text:style-name="Preformatted_20_Text">
<text:span text:style-name="OperatorTok">-</text:span><text:span text:style-name="NormalTok"><text:s text:c="1"/>new_score: IntegerField</text:span>
</text:p>
      <text:p text:style-name="Preformatted_20_Text">
<text:span text:style-name="OperatorTok">-</text:span><text:span text:style-name="NormalTok"><text:s text:c="1"/>notes: TextField</text:span>
</text:p>
      <text:p text:style-name="Preformatted_20_Text">
<text:span text:style-name="OperatorTok">-</text:span><text:span text:style-name="NormalTok"><text:s text:c="1"/>created_at: DateTimeField (auto)</text:span>
</text:p>
      <text:h text:style-name="Heading_20_4" text:outline-level="4"><text:bookmark-start text:name="phonebillupload"/>PhoneBillUpload<text:bookmark-end text:name="phonebillupload"/></text:h>
      <text:p text:style-name="Preformatted_20_Text">
<text:span text:style-name="OperatorTok">-</text:span><text:span text:style-name="NormalTok"><text:s text:c="1"/>user: ForeignKey(User)</text:span>
</text:p>
      <text:p text:style-name="Preformatted_20_Text">
<text:span text:style-name="OperatorTok">-</text:span><text:span text:style-name="NormalTok"><text:s text:c="1"/>phone_bill_file: FileField</text:span>
</text:p>
      <text:p text:style-name="Preformatted_20_Text">
<text:span text:style-name="OperatorTok">-</text:span><text:span text:style-name="NormalTok"><text:s text:c="1"/>uploaded_at: DateTimeField</text:span>
</text:p>
      <text:p text:style-name="Preformatted_20_Text">
<text:span text:style-name="OperatorTok">-</text:span><text:span text:style-name="NormalTok"><text:s text:c="1"/>verified: BooleanField</text:span>
</text:p>
      <text:p text:style-name="Preformatted_20_Text">
<text:span text:style-name="OperatorTok">-</text:span><text:span text:style-name="NormalTok"><text:s text:c="1"/>verified_by: ForeignKey(User, admin)</text:span>
</text:p>
      <text:p text:style-name="Preformatted_20_Text">
<text:span text:style-name="OperatorTok">-</text:span><text:span text:style-name="NormalTok"><text:s text:c="1"/>verified_at: DateTimeField</text:span>
</text:p>
      <text:p text:style-name="Preformatted_20_Text">
<text:span text:style-name="OperatorTok">-</text:span><text:span text:style-name="NormalTok"><text:s text:c="1"/>score_awarded: BooleanField</text:span>
</text:p>
      <text:h text:style-name="Heading_20_4" text:outline-level="4"><text:bookmark-start text:name="referral"/>Referral<text:bookmark-end text:name="referral"/></text:h>
      <text:p text:style-name="Preformatted_20_Text">
<text:span text:style-name="OperatorTok">-</text:span><text:span text:style-name="NormalTok"><text:s text:c="1"/>referrer: ForeignKey(User)</text:span>
</text:p>
      <text:p text:style-name="Preformatted_20_Text">
<text:span text:style-name="OperatorTok">-</text:span><text:span text:style-name="NormalTok"><text:s text:c="1"/>referred_user: ForeignKey(User, nullable)</text:span>
</text:p>
      <text:p text:style-name="Preformatted_20_Text">
<text:span text:style-name="OperatorTok">-</text:span><text:span text:style-name="NormalTok"><text:s text:c="1"/>referral_code: CharField (unique, </text:span><text:span text:style-name="DecValTok">8</text:span><text:span text:style-name="NormalTok"><text:s text:c="1"/>chars)</text:span>
</text:p>
      <text:p text:style-name="Preformatted_20_Text">
<text:span text:style-name="OperatorTok">-</text:span><text:span text:style-name="NormalTok"><text:s text:c="1"/>referred_phone: CharField</text:span>
</text:p>
      <text:p text:style-name="Preformatted_20_Text">
<text:span text:style-name="OperatorTok">-</text:span><text:span text:style-name="NormalTok"><text:s text:c="1"/>score_awarded: BooleanField</text:span>
</text:p>
      <text:p text:style-name="Preformatted_20_Text">
<text:span text:style-name="OperatorTok">-</text:span><text:span text:style-name="NormalTok"><text:s text:c="1"/>created_at: DateTimeField</text:span>
</text:p>
      <text:h text:style-name="Heading_20_4" text:outline-level="4"><text:bookmark-start text:name="scorerule"/>ScoreRule<text:bookmark-end text:name="scorerule"/></text:h>
      <text:p text:style-name="Preformatted_20_Text">
<text:span text:style-name="OperatorTok">-</text:span><text:span text:style-name="NormalTok"><text:s text:c="1"/>rule_name: CharField (unique)</text:span>
</text:p>
      <text:p text:style-name="Preformatted_20_Text">
<text:span text:style-name="OperatorTok">-</text:span><text:span text:style-name="NormalTok"><text:s text:c="1"/>rule_type: CharField (referral, phone_bill, kyc_level_1, kyc_level_2, other)</text:span>
</text:p>
      <text:p text:style-name="Preformatted_20_Text">
<text:span text:style-name="OperatorTok">-</text:span><text:span text:style-name="NormalTok"><text:s text:c="1"/>points_value: IntegerField</text:span>
</text:p>
      <text:p text:style-name="Preformatted_20_Text">
<text:span text:style-name="OperatorTok">-</text:span><text:span text:style-name="NormalTok"><text:s text:c="1"/>is_active: BooleanField</text:span>
</text:p>
      <text:p text:style-name="Preformatted_20_Text">
<text:span text:style-name="OperatorTok">-</text:span><text:span text:style-name="NormalTok"><text:s text:c="1"/>created_at, updated_at: DateTimeField</text:span>
</text:p>
      <text:h text:style-name="Heading_20_3" text:outline-level="3"><text:bookmark-start text:name="scoring-logic"/>3.2 Scoring Logic<text:bookmark-end text:name="scoring-logic"/></text:h>
      <text:list text:style-name="L10">
        <text:list-item>
          <text:p text:style-name="P10"><text:span text:style-name="T1">Base Referral Points</text:span>: 50 (configurable via ScoreRule)</text:p>
        </text:list-item>
        <text:list-item>
          <text:p text:style-name="P10"><text:span text:style-name="T1">Phone Bill Upload Points</text:span>: 25 (configurable via ScoreRule)</text:p>
        </text:list-item>
        <text:list-item>
          <text:p text:style-name="P10"><text:span text:style-name="T1">Triggers</text:span>:</text:p>
          <text:list text:style-name="L11">
            <text:list-item>
              <text:p text:style-name="P11">User refers someone → Add referral points</text:p>
            </text:list-item>
            <text:list-item>
              <text:p text:style-name="P11">User uploads phone bill (admin approved) → Add phone bill points</text:p>
            </text:list-item>
            <text:list-item>
              <text:p text:style-name="P11">Admin adjustment → Add/subtract points</text:p>
            </text:list-item>
          </text:list>
        </text:list-item>
        <text:list-item>
          <text:p text:style-name="P10"><text:span text:style-name="T1">Score Impact</text:span>: Higher score + higher KYC level = higher borrow limit</text:p>
        </text:list-item>
      </text:list>
      <text:p text:style-name="Horizontal_20_Line"/>
      <text:h text:style-name="Heading_20_2" text:outline-level="2"><text:bookmark-start text:name="phase-4-borrowing-system-completed"/>Phase 4: Borrowing System (COMPLETED)<text:bookmark-end text:name="phase-4-borrowing-system-completed"/></text:h>
      <text:h text:style-name="Heading_20_3" text:outline-level="3"><text:bookmark-start text:name="borrowing-models"/>4.1 Borrowing Models<text:bookmark-end text:name="borrowing-models"/></text:h>
      <text:list text:style-name="L12">
        <text:list-item>
          <text:p text:style-name="P12"><text:span text:style-name="T1">Status</text:span>: ✅ COMPLETED</text:p>
        </text:list-item>
      </text:list>
      <text:h text:style-name="Heading_20_4" text:outline-level="4"><text:bookmark-start text:name="borrowlimit"/>BorrowLimit<text:bookmark-end text:name="borrowlimit"/></text:h>
      <text:p text:style-name="Preformatted_20_Text">
<text:span text:style-name="OperatorTok">-</text:span><text:span text:style-name="NormalTok"><text:s text:c="1"/>user: OneToOneField(User)</text:span>
</text:p>
      <text:p text:style-name="Preformatted_20_Text">
<text:span text:style-name="OperatorTok">-</text:span><text:span text:style-name="NormalTok"><text:s text:c="1"/>max_borrow_amount: DecimalField (default </text:span><text:span text:style-name="DecValTok">20</text:span><text:span text:style-name="NormalTok">)</text:span>
</text:p>
      <text:p text:style-name="Preformatted_20_Text">
<text:span text:style-name="OperatorTok">-</text:span><text:span text:style-name="NormalTok"><text:s text:c="1"/>available_borrow: DecimalField</text:span>
</text:p>
      <text:p text:style-name="Preformatted_20_Text">
<text:span text:style-name="OperatorTok">-</text:span><text:span text:style-name="NormalTok"><text:s text:c="1"/>is_locked: BooleanField (default </text:span><text:span text:style-name="VariableTok">True</text:span><text:span text:style-name="NormalTok">, unlocked when KYC L1)</text:span>
</text:p>
      <text:p text:style-name="Preformatted_20_Text">
<text:span text:style-name="OperatorTok">-</text:span><text:span text:style-name="NormalTok"><text:s text:c="1"/>created_at, updated_at: DateTimeField</text:span>
</text:p>
      <text:h text:style-name="Heading_20_4" text:outline-level="4"><text:bookmark-start text:name="borrowtransaction"/>BorrowTransaction<text:bookmark-end text:name="borrowtransaction"/></text:h>
      <text:p text:style-name="Preformatted_20_Text">
<text:span text:style-name="OperatorTok">-</text:span><text:span text:style-name="NormalTok"><text:s text:c="1"/>user: ForeignKey(User)</text:span>
</text:p>
      <text:p text:style-name="Preformatted_20_Text">
<text:span text:style-name="OperatorTok">-</text:span><text:span text:style-name="NormalTok"><text:s text:c="1"/>amount_before: DecimalField (available before)</text:span>
</text:p>
      <text:p text:style-name="Preformatted_20_Text">
<text:span text:style-name="OperatorTok">-</text:span><text:span text:style-name="NormalTok"><text:s text:c="1"/>amount_requested: DecimalField</text:span>
</text:p>
      <text:p text:style-name="Preformatted_20_Text">
<text:span text:style-name="OperatorTok">-</text:span><text:span text:style-name="NormalTok"><text:s text:c="1"/>borrow_fee: DecimalField (calculated)</text:span>
</text:p>
      <text:p text:style-name="Preformatted_20_Text">
<text:span text:style-name="OperatorTok">-</text:span><text:span text:style-name="NormalTok"><text:s text:c="1"/>amount_debit: DecimalField (requested </text:span><text:span text:style-name="OperatorTok">+</text:span><text:span text:style-name="NormalTok"><text:s text:c="1"/>fee)</text:span>
</text:p>
      <text:p text:style-name="Preformatted_20_Text">
<text:span text:style-name="OperatorTok">-</text:span><text:span text:style-name="NormalTok"><text:s text:c="1"/>amount_after: DecimalField (available after)</text:span>
</text:p>
      <text:p text:style-name="Preformatted_20_Text">
<text:span text:style-name="OperatorTok">-</text:span><text:span text:style-name="NormalTok"><text:s text:c="1"/>status: CharField (pending, approved, rejected, completed, repaid)</text:span>
</text:p>
      <text:p text:style-name="Preformatted_20_Text">
<text:span text:style-name="OperatorTok">-</text:span><text:span text:style-name="NormalTok"><text:s text:c="1"/>processed: BooleanField</text:span>
</text:p>
      <text:p text:style-name="Preformatted_20_Text">
<text:span text:style-name="OperatorTok">-</text:span><text:span text:style-name="NormalTok"><text:s text:c="1"/>created_at, processed_at, repaid_at: DateTimeField</text:span>
</text:p>
      <text:h text:style-name="Heading_20_4" text:outline-level="4"><text:bookmark-start text:name="borrowrepayment"/>BorrowRepayment<text:bookmark-end text:name="borrowrepayment"/></text:h>
      <text:p text:style-name="Preformatted_20_Text">
<text:span text:style-name="OperatorTok">-</text:span><text:span text:style-name="NormalTok"><text:s text:c="1"/>transaction: ForeignKey(BorrowTransaction)</text:span>
</text:p>
      <text:p text:style-name="Preformatted_20_Text">
<text:span text:style-name="OperatorTok">-</text:span><text:span text:style-name="NormalTok"><text:s text:c="1"/>amount_paid: DecimalField</text:span>
</text:p>
      <text:p text:style-name="Preformatted_20_Text">
<text:span text:style-name="OperatorTok">-</text:span><text:span text:style-name="NormalTok"><text:s text:c="1"/>repaid_at: DateTimeField</text:span>
</text:p>
      <text:p text:style-name="Preformatted_20_Text">
<text:span text:style-name="OperatorTok">-</text:span><text:span text:style-name="NormalTok"><text:s text:c="1"/>notes: TextField</text:span>
</text:p>
      <text:h text:style-name="Heading_20_3" text:outline-level="3"><text:bookmark-start text:name="borrowing-workflow"/>4.2 Borrowing Workflow<text:bookmark-end text:name="borrowing-workflow"/></text:h>
      <text:list text:style-name="L13">
        <text:list-item>
          <text:p text:style-name="P13">User selects borrow amount</text:p>
        </text:list-item>
        <text:list-item>
          <text:p text:style-name="P13">System checks: KYC Level 1 unlocked? Available balance? Score adequate?</text:p>
        </text:list-item>
        <text:list-item>
          <text:p text:style-name="P13">Display fee warning (BORROW_FEE_PERCENT = 5% from settings)</text:p>
        </text:list-item>
        <text:list-item>
          <text:p text:style-name="P13">Create BorrowTransaction with <text:span text:style-name="Source_Text">status=pending</text:span></text:p>
        </text:list-item>
        <text:list-item>
          <text:p text:style-name="P13">Admin approval → <text:span text:style-name="Source_Text">status=approved, processed=True</text:span></text:p>
        </text:list-item>
        <text:list-item>
          <text:p text:style-name="P13">Update <text:span text:style-name="Source_Text">BorrowLimit.available_borrow</text:span></text:p>
        </text:list-item>
        <text:list-item>
          <text:p text:style-name="P13">Display transaction history</text:p>
        </text:list-item>
      </text:list>
      <text:p text:style-name="Horizontal_20_Line"/>
      <text:h text:style-name="Heading_20_2" text:outline-level="2"><text:bookmark-start text:name="phase-5-frontend-templates-completed"/>Phase 5: Frontend Templates (COMPLETED)<text:bookmark-end text:name="phase-5-frontend-templates-completed"/></text:h>
      <text:h text:style-name="Heading_20_3" text:outline-level="3"><text:bookmark-start text:name="base-template"/>5.1 Base Template<text:bookmark-end text:name="base-template"/></text:h>
      <text:list text:style-name="L14">
        <text:list-item>
          <text:p text:style-name="P14"><text:span text:style-name="T1">File</text:span>: <text:span text:style-name="Source_Text">templates/base.html</text:span></text:p>
        </text:list-item>
        <text:list-item>
          <text:p text:style-name="P14"><text:span text:style-name="T1">Size</text:span>: &lt; 20KB (inline CSS, no Bootstrap)</text:p>
        </text:list-item>
        <text:list-item>
          <text:p text:style-name="P14"><text:span text:style-name="T1">Features</text:span>:</text:p>
          <text:list text:style-name="L15">
            <text:list-item>
              <text:p text:style-name="P15">Mobile-optimized (max-width: 500px)</text:p>
            </text:list-item>
            <text:list-item>
              <text:p text:style-name="P15">Zero JavaScript dependencies</text:p>
            </text:list-item>
            <text:list-item>
              <text:p text:style-name="P15">Minimal CSS classes</text:p>
            </text:list-item>
            <text:list-item>
              <text:p text:style-name="P15">Fast loading for low-bandwidth phones</text:p>
            </text:list-item>
          </text:list>
        </text:list-item>
      </text:list>
      <text:h text:style-name="Heading_20_3" text:outline-level="3"><text:bookmark-start text:name="authentication-templates"/>5.2 Authentication Templates<text:bookmark-end text:name="authentication-templates"/></text:h>
      <text:h text:style-name="Heading_20_4" text:outline-level="4"><text:bookmark-start text:name="templateswhatsapp_authrequest_otp.html"/><text:span text:style-name="Source_Text">templates/whatsapp_auth/request_otp.html</text:span><text:bookmark-end text:name="templateswhatsapp_authrequest_otp.html"/></text:h>
      <text:list text:style-name="L16">
        <text:list-item>
          <text:p text:style-name="P16">Phone number input with country code</text:p>
        </text:list-item>
        <text:list-item>
          <text:p text:style-name="P16">Send OTP button</text:p>
        </text:list-item>
        <text:list-item>
          <text:p text:style-name="P16">Minimal styling</text:p>
        </text:list-item>
        <text:list-item>
          <text:p text:style-name="P16">AJAX support (XMLHttpRequest)</text:p>
        </text:list-item>
      </text:list>
      <text:h text:style-name="Heading_20_4" text:outline-level="4"><text:bookmark-start text:name="templateswhatsapp_authverify_otp.html"/><text:span text:style-name="Source_Text">templates/whatsapp_auth/verify_otp.html</text:span><text:bookmark-end text:name="templateswhatsapp_authverify_otp.html"/></text:h>
      <text:list text:style-name="L17">
        <text:list-item>
          <text:p text:style-name="P17">6-digit OTP input</text:p>
        </text:list-item>
        <text:list-item>
          <text:p text:style-name="P17">Verify button</text:p>
        </text:list-item>
        <text:list-item>
          <text:p text:style-name="P17">Link to re-enter phone</text:p>
        </text:list-item>
        <text:list-item>
          <text:p text:style-name="P17">Error handling</text:p>
        </text:list-item>
        <text:list-item>
          <text:p text:style-name="P17">AJAX support</text:p>
        </text:list-item>
      </text:list>
      <text:h text:style-name="Heading_20_3" text:outline-level="3"><text:bookmark-start text:name="dashboard-template"/>5.3 Dashboard Template<text:bookmark-end text:name="dashboard-template"/></text:h>
      <text:list text:style-name="L18">
        <text:list-item>
          <text:p text:style-name="P18"><text:span text:style-name="T1">File</text:span>: <text:span text:style-name="Source_Text">templates/dashboard/index.html</text:span></text:p>
        </text:list-item>
        <text:list-item>
          <text:p text:style-name="P18"><text:span text:style-name="T1">Sections</text:span>:</text:p>
          <text:list text:style-name="L19">
            <text:list-item>
              <text:p text:style-name="P19">Header with welcome message</text:p>
            </text:list-item>
            <text:list-item>
              <text:p text:style-name="P19">KYC Status card (Locked/Level 1/Level 2 badges)</text:p>
            </text:list-item>
            <text:list-item>
              <text:p text:style-name="P19">Score display</text:p>
            </text:list-item>
            <text:list-item>
              <text:p text:style-name="P19">Borrowing status (locked/unlocked with amount)</text:p>
            </text:list-item>
            <text:list-item>
              <text:p text:style-name="P19">Recent transactions (if any)</text:p>
            </text:list-item>
            <text:list-item>
              <text:p text:style-name="P19">Referral invite section</text:p>
            </text:list-item>
            <text:list-item>
              <text:p text:style-name="P19">Phone bill upload section</text:p>
            </text:list-item>
            <text:list-item>
              <text:p text:style-name="P19">Logout link</text:p>
            </text:list-item>
            <text:list-item>
              <text:p text:style-name="P19">Bottom navigation (Home, KYC, Refer, Account)</text:p>
            </text:list-item>
          </text:list>
        </text:list-item>
      </text:list>
      <text:p text:style-name="Horizontal_20_Line"/>
      <text:h text:style-name="Heading_20_2" text:outline-level="2"><text:bookmark-start text:name="phase-6-configuration-completed"/>Phase 6: Configuration (COMPLETED)<text:bookmark-end text:name="phase-6-configuration-completed"/></text:h>
      <text:h text:style-name="Heading_20_3" text:outline-level="3"><text:bookmark-start text:name="settings.py-updates"/>6.1 Settings.py Updates<text:bookmark-end text:name="settings.py-updates"/></text:h>
      <text:p text:style-name="Preformatted_20_Text">
<text:span text:style-name="CommentTok"># WhatsApp/Twilio</text:span>
</text:p>
      <text:p text:style-name="Preformatted_20_Text">
<text:span text:style-name="NormalTok">TWILIO_ACCOUNT_SID </text:span><text:span text:style-name="OperatorTok">=</text:span><text:span text:style-name="NormalTok"><text:s text:c="1"/>config(</text:span><text:span text:style-name="StringTok">'TWILIO_ACCOUNT_SID'</text:span><text:span text:style-name="NormalTok">, default</text:span><text:span text:style-name="OperatorTok">=</text:span><text:span text:style-name="StringTok">''</text:span><text:span text:style-name="NormalTok">)</text:span>
</text:p>
      <text:p text:style-name="Preformatted_20_Text">
<text:span text:style-name="NormalTok">TWILIO_AUTH_TOKEN </text:span><text:span text:style-name="OperatorTok">=</text:span><text:span text:style-name="NormalTok"><text:s text:c="1"/>config(</text:span><text:span text:style-name="StringTok">'TWILIO_AUTH_TOKEN'</text:span><text:span text:style-name="NormalTok">, default</text:span><text:span text:style-name="OperatorTok">=</text:span><text:span text:style-name="StringTok">''</text:span><text:span text:style-name="NormalTok">)</text:span>
</text:p>
      <text:p text:style-name="Preformatted_20_Text">
<text:span text:style-name="NormalTok">TWILIO_WHATSAPP_NUMBER </text:span><text:span text:style-name="OperatorTok">=</text:span><text:span text:style-name="NormalTok"><text:s text:c="1"/>config(</text:span><text:span text:style-name="StringTok">'TWILIO_WHATSAPP_NUMBER'</text:span><text:span text:style-name="NormalTok">, default</text:span><text:span text:style-name="OperatorTok">=</text:span><text:span text:style-name="StringTok">'whatsapp:+1234567890'</text:span><text:span text:style-name="NormalTok">)</text:span>
</text:p>
      <text:p text:style-name="Preformatted_20_Text">
</text:p>
      <text:p text:style-name="Preformatted_20_Text">
<text:span text:style-name="CommentTok"># OTP</text:span>
</text:p>
      <text:p text:style-name="Preformatted_20_Text">
<text:span text:style-name="NormalTok">OTP_VALID_DURATION </text:span><text:span text:style-name="OperatorTok">=</text:span><text:span text:style-name="NormalTok"><text:s text:c="1"/></text:span><text:span text:style-name="DecValTok">300</text:span><text:span text:style-name="NormalTok"><text:s text:c="2"/></text:span><text:span text:style-name="CommentTok"># 5 minutes</text:span>
</text:p>
      <text:p text:style-name="Preformatted_20_Text">
<text:span text:style-name="NormalTok">OTP_MAX_ATTEMPTS </text:span><text:span text:style-name="OperatorTok">=</text:span><text:span text:style-name="NormalTok"><text:s text:c="1"/></text:span><text:span text:style-name="DecValTok">3</text:span>
</text:p>
      <text:p text:style-name="Preformatted_20_Text">
</text:p>
      <text:p text:style-name="Preformatted_20_Text">
<text:span text:style-name="CommentTok"># KYC</text:span>
</text:p>
      <text:p text:style-name="Preformatted_20_Text">
<text:span text:style-name="NormalTok">KYC_LEVEL_1_THRESHOLD </text:span><text:span text:style-name="OperatorTok">=</text:span><text:span text:style-name="NormalTok"><text:s text:c="1"/></text:span><text:span text:style-name="DecValTok">10</text:span><text:span text:style-name="NormalTok"><text:s text:c="2"/></text:span><text:span text:style-name="CommentTok"># All questions answered</text:span>
</text:p>
      <text:p text:style-name="Preformatted_20_Text">
<text:span text:style-name="NormalTok">KYC_LEVEL_2_REQUIRES </text:span><text:span text:style-name="OperatorTok">=</text:span><text:span text:style-name="NormalTok"><text:s text:c="1"/>[</text:span><text:span text:style-name="StringTok">'business_registration'</text:span><text:span text:style-name="NormalTok">, </text:span><text:span text:style-name="StringTok">'electricity_bill'</text:span><text:span text:style-name="NormalTok">]</text:span>
</text:p>
      <text:p text:style-name="Preformatted_20_Text">
</text:p>
      <text:p text:style-name="Preformatted_20_Text">
<text:span text:style-name="CommentTok"># Scoring</text:span>
</text:p>
      <text:p text:style-name="Preformatted_20_Text">
<text:span text:style-name="NormalTok">BASE_REFERRAL_POINTS </text:span><text:span text:style-name="OperatorTok">=</text:span><text:span text:style-name="NormalTok"><text:s text:c="1"/></text:span><text:span text:style-name="DecValTok">50</text:span>
</text:p>
      <text:p text:style-name="Preformatted_20_Text">
<text:span text:style-name="NormalTok">PHONE_BILL_UPLOAD_POINTS </text:span><text:span text:style-name="OperatorTok">=</text:span><text:span text:style-name="NormalTok"><text:s text:c="1"/></text:span><text:span text:style-name="DecValTok">25</text:span>
</text:p>
      <text:p text:style-name="Preformatted_20_Text">
</text:p>
      <text:p text:style-name="Preformatted_20_Text">
<text:span text:style-name="CommentTok"># Borrowing</text:span>
</text:p>
      <text:p text:style-name="Preformatted_20_Text">
<text:span text:style-name="NormalTok">MAX_INITIAL_BORROW </text:span><text:span text:style-name="OperatorTok">=</text:span><text:span text:style-name="NormalTok"><text:s text:c="1"/></text:span><text:span text:style-name="DecValTok">20</text:span>
</text:p>
      <text:p text:style-name="Preformatted_20_Text">
<text:span text:style-name="NormalTok">BORROW_FEE_PERCENT </text:span><text:span text:style-name="OperatorTok">=</text:span><text:span text:style-name="NormalTok"><text:s text:c="1"/></text:span><text:span text:style-name="DecValTok">5</text:span>
</text:p>
      <text:h text:style-name="Heading_20_3" text:outline-level="3"><text:bookmark-start text:name="environment-variables-required"/>6.2 Environment Variables Required<text:bookmark-end text:name="environment-variables-required"/></text:h>
      <text:p text:style-name="P20">TWILIO_ACCOUNT_SID</text:p>
      <text:p text:style-name="P21">TWILIO_AUTH_TOKEN</text:p>
      <text:p text:style-name="P22">TWILIO_WHATSAPP_NUMBER</text:p>
      <text:p text:style-name="P23">SECRET_KEY</text:p>
      <text:p text:style-name="P24">DEBUG</text:p>
      <text:p text:style-name="P25">ALLOWED_HOSTS</text:p>
      <text:p text:style-name="P26">DATABASE_URL (optional)</text:p>
      <text:p text:style-name="Horizontal_20_Line"/>
      <text:h text:style-name="Heading_20_2" text:outline-level="2"><text:bookmark-start text:name="phase-7-apps-structure"/>Phase 7: Apps Structure<text:bookmark-end text:name="phase-7-apps-structure"/></text:h>
      <text:h text:style-name="Heading_20_3" text:outline-level="3"><text:bookmark-start text:name="current-project-structure"/>Current Project Structure<text:bookmark-end text:name="current-project-structure"/></text:h>
      <text:p text:style-name="P27">document_manager/</text:p>
      <text:p text:style-name="P28">├── manage.py</text:p>
      <text:p text:style-name="P29">├── requirements.txt</text:p>
      <text:p text:style-name="P30">├── db.sqlite3</text:p>
      <text:p text:style-name="P31">├── document_manager/</text:p>
      <text:p text:style-name="P32">│ <text:s text:c="2"/>├── settings.py (UPDATED)</text:p>
      <text:p text:style-name="P33">│ <text:s text:c="2"/>├── urls.py (UPDATED)</text:p>
      <text:p text:style-name="P34">│ <text:s text:c="2"/>└── wsgi.py</text:p>
      <text:p text:style-name="P35">├── accounts/</text:p>
      <text:p text:style-name="P36">│ <text:s text:c="2"/>├── models.py (UPDATED - phone-based)</text:p>
      <text:p text:style-name="P37">│ <text:s text:c="2"/>├── views.py</text:p>
      <text:p text:style-name="P38">│ <text:s text:c="2"/>├── admin.py (UPDATED)</text:p>
      <text:p text:style-name="P39">│ <text:s text:c="2"/>└── migrations/</text:p>
      <text:p text:style-name="P40">├── whatsapp_auth/ (NEW)</text:p>
      <text:p text:style-name="P41">│ <text:s text:c="2"/>├── models.py (OTP, WhatsAppUser)</text:p>
      <text:p text:style-name="P42">│ <text:s text:c="2"/>├── views.py (RequestOTP, VerifyOTP, Logout)</text:p>
      <text:p text:style-name="P43">│ <text:s text:c="2"/>├── urls.py</text:p>
      <text:p text:style-name="P44">│ <text:s text:c="2"/>└── migrations/</text:p>
      <text:p text:style-name="P45">├── kyc/ (NEW)</text:p>
      <text:p text:style-name="P46">│ <text:s text:c="2"/>├── models.py (KYCProfile, QuestionnaireResponse, KYCDocument)</text:p>
      <text:p text:style-name="P47">│ <text:s text:c="2"/>├── admin.py</text:p>
      <text:p text:style-name="P48">│ <text:s text:c="2"/>└── migrations/</text:p>
      <text:p text:style-name="P49">├── scoring/ (NEW)</text:p>
      <text:p text:style-name="P50">│ <text:s text:c="2"/>├── models.py (ScoreLog, PhoneBillUpload, Referral, ScoreRule)</text:p>
      <text:p text:style-name="P51">│ <text:s text:c="2"/>├── admin.py</text:p>
      <text:p text:style-name="P52">│ <text:s text:c="2"/>└── migrations/</text:p>
      <text:p text:style-name="P53">├── borrowing/ (NEW)</text:p>
      <text:p text:style-name="P54">│ <text:s text:c="2"/>├── models.py (BorrowLimit, BorrowTransaction, BorrowRepayment)</text:p>
      <text:p text:style-name="P55">│ <text:s text:c="2"/>├── admin.py</text:p>
      <text:p text:style-name="P56">│ <text:s text:c="2"/>└── migrations/</text:p>
      <text:p text:style-name="P57">├── dashboard/</text:p>
      <text:p text:style-name="P58">│ <text:s text:c="2"/>├── views.py (UPDATED - lending dashboard)</text:p>
      <text:p text:style-name="P59">│ <text:s text:c="2"/>├── urls.py</text:p>
      <text:p text:style-name="P60">│ <text:s text:c="2"/>└── migrations/</text:p>
      <text:p text:style-name="P61">├── templates/</text:p>
      <text:p text:style-name="P62">│ <text:s text:c="2"/>├── base.html (UPDATED - lightweight)</text:p>
      <text:p text:style-name="P63">│ <text:s text:c="2"/>├── whatsapp_auth/</text:p>
      <text:p text:style-name="P64">│ <text:s text:c="2"/>│ <text:s text:c="2"/>├── request_otp.html (NEW)</text:p>
      <text:p text:style-name="P65">│ <text:s text:c="2"/>│ <text:s text:c="2"/>└── verify_otp.html (NEW)</text:p>
      <text:p text:style-name="P66">│ <text:s text:c="2"/>└── dashboard/</text:p>
      <text:p text:style-name="P67">│ <text:s text:c="6"/>└── index.html (UPDATED - lending dashboard)</text:p>
      <text:p text:style-name="P68">└── static/</text:p>
      <text:p text:style-name="P69"><text:s text:c="4"/>└── (minimal - no static files needed)</text:p>
      <text:h text:style-name="Heading_20_3" text:outline-level="3"><text:bookmark-start text:name="apps-removed-for-cleanup"/>Apps Removed (For Cleanup)<text:bookmark-end text:name="apps-removed-for-cleanup"/></text:h>
      <text:list text:style-name="L20">
        <text:list-item>
          <text:p text:style-name="P70"><text:span text:style-name="Source_Text">documents/</text:span> (document upload/management)</text:p>
        </text:list-item>
        <text:list-item>
          <text:p text:style-name="P70"><text:span text:style-name="Source_Text">folders/</text:span> (folder organization)</text:p>
        </text:list-item>
        <text:list-item>
          <text:p text:style-name="P70"><text:span text:style-name="Source_Text">api/</text:span> (old REST API)</text:p>
        </text:list-item>
      </text:list>
      <text:p text:style-name="Horizontal_20_Line"/>
      <text:h text:style-name="Heading_20_2" text:outline-level="2"><text:bookmark-start text:name="phase-8-remaining-implementation-tasks"/>Phase 8: Remaining Implementation Tasks<text:bookmark-end text:name="phase-8-remaining-implementation-tasks"/></text:h>
      <text:h text:style-name="Heading_20_3" text:outline-level="3"><text:bookmark-start text:name="todo-to-be-implemented"/>TODO: To Be Implemented<text:bookmark-end text:name="todo-to-be-implemented"/></text:h>
      <text:list text:style-name="L21">
        <text:list-item>
          <text:p text:style-name="P71"><text:span text:style-name="T1">KYC Views &amp; Forms</text:span></text:p>
          <text:list text:style-name="L22">
            <text:list-item>
              <text:p text:style-name="P72">Questionnaire display form</text:p>
            </text:list-item>
            <text:list-item>
              <text:p text:style-name="P72">Answer submission &amp; validation</text:p>
            </text:list-item>
            <text:list-item>
              <text:p text:style-name="P72">Document upload for Level 2</text:p>
            </text:list-item>
            <text:list-item>
              <text:p text:style-name="P72">KYC admin approval workflow</text:p>
            </text:list-item>
          </text:list>
        </text:list-item>
        <text:list-item>
          <text:p text:style-name="P71"><text:span text:style-name="T1">Scoring Views</text:span></text:p>
          <text:list text:style-name="L23">
            <text:list-item>
              <text:p text:style-name="P73">Referral link generation</text:p>
            </text:list-item>
            <text:list-item>
              <text:p text:style-name="P73">Phone bill upload interface</text:p>
            </text:list-item>
            <text:list-item>
              <text:p text:style-name="P73">Score history display</text:p>
            </text:list-item>
            <text:list-item>
              <text:p text:style-name="P73">Referral tracking</text:p>
            </text:list-item>
          </text:list>
        </text:list-item>
        <text:list-item>
          <text:p text:style-name="P71"><text:span text:style-name="T1">Borrowing Views</text:span></text:p>
          <text:list text:style-name="L24">
            <text:list-item>
              <text:p text:style-name="P74">Borrow request form</text:p>
            </text:list-item>
            <text:list-item>
              <text:p text:style-name="P74">Amount selection with fee display</text:p>
            </text:list-item>
            <text:list-item>
              <text:p text:style-name="P74">Transaction approval workflow</text:p>
            </text:list-item>
            <text:list-item>
              <text:p text:style-name="P74">Repayment tracking</text:p>
            </text:list-item>
          </text:list>
        </text:list-item>
        <text:list-item>
          <text:p text:style-name="P71"><text:span text:style-name="T1">API Endpoints</text:span></text:p>
          <text:list text:style-name="L25">
            <text:list-item>
              <text:p text:style-name="P75"><text:span text:style-name="Source_Text">/api/kyc/status/</text:span> - GET KYC status</text:p>
            </text:list-item>
            <text:list-item>
              <text:p text:style-name="P75"><text:span text:style-name="Source_Text">/api/kyc/questionnaire/submit/</text:span> - POST answers</text:p>
            </text:list-item>
            <text:list-item>
              <text:p text:style-name="P75"><text:span text:style-name="Source_Text">/api/kyc/documents/upload/</text:span> - POST documents</text:p>
            </text:list-item>
            <text:list-item>
              <text:p text:style-name="P75"><text:span text:style-name="Source_Text">/api/score/</text:span> - GET score info</text:p>
            </text:list-item>
            <text:list-item>
              <text:p text:style-name="P75"><text:span text:style-name="Source_Text">/api/score/invite/</text:span> - GET referral link</text:p>
            </text:list-item>
            <text:list-item>
              <text:p text:style-name="P75"><text:span text:style-name="Source_Text">/api/borrowing/check-limit/</text:span> - GET available amount</text:p>
            </text:list-item>
            <text:list-item>
              <text:p text:style-name="P75"><text:span text:style-name="Source_Text">/api/borrowing/borrow/</text:span> - POST borrow request</text:p>
            </text:list-item>
            <text:list-item>
              <text:p text:style-name="P75"><text:span text:style-name="Source_Text">/api/borrowing/transactions/</text:span> - GET transaction history</text:p>
            </text:list-item>
          </text:list>
        </text:list-item>
        <text:list-item>
          <text:p text:style-name="P71"><text:span text:style-name="T1">Admin Interface</text:span></text:p>
          <text:list text:style-name="L26">
            <text:list-item>
              <text:p text:style-name="P76">KYC approval dashboard</text:p>
            </text:list-item>
            <text:list-item>
              <text:p text:style-name="P76">Score rule management</text:p>
            </text:list-item>
            <text:list-item>
              <text:p text:style-name="P76">Document verification</text:p>
            </text:list-item>
            <text:list-item>
              <text:p text:style-name="P76">Transaction monitoring</text:p>
            </text:list-item>
            <text:list-item>
              <text:p text:style-name="P76">User management</text:p>
            </text:list-item>
          </text:list>
        </text:list-item>
        <text:list-item>
          <text:p text:style-name="P71"><text:span text:style-name="T1">Security &amp; Optimization</text:span></text:p>
          <text:list text:style-name="L27">
            <text:list-item>
              <text:p text:style-name="P77">Input validation on all forms</text:p>
            </text:list-item>
            <text:list-item>
              <text:p text:style-name="P77">File upload security</text:p>
            </text:list-item>
            <text:list-item>
              <text:p text:style-name="P77">Rate limiting</text:p>
            </text:list-item>
            <text:list-item>
              <text:p text:style-name="P77">Caching for statistics</text:p>
            </text:list-item>
            <text:list-item>
              <text:p text:style-name="P77">Background tasks (Celery) for email/processing</text:p>
            </text:list-item>
          </text:list>
        </text:list-item>
        <text:list-item>
          <text:p text:style-name="P71"><text:span text:style-name="T1">Testing</text:span></text:p>
          <text:list text:style-name="L28">
            <text:list-item>
              <text:p text:style-name="P78">Unit tests for models</text:p>
            </text:list-item>
            <text:list-item>
              <text:p text:style-name="P78">Integration tests for workflows</text:p>
            </text:list-item>
            <text:list-item>
              <text:p text:style-name="P78">Security tests (auth bypass, injection, etc.)</text:p>
            </text:list-item>
          </text:list>
        </text:list-item>
        <text:list-item>
          <text:p text:style-name="P71"><text:span text:style-name="T1">Documentation</text:span></text:p>
          <text:list text:style-name="L29">
            <text:list-item>
              <text:p text:style-name="P79">API documentation</text:p>
            </text:list-item>
            <text:list-item>
              <text:p text:style-name="P79">Admin user guide</text:p>
            </text:list-item>
            <text:list-item>
              <text:p text:style-name="P79">Deployment checklist</text:p>
            </text:list-item>
          </text:list>
        </text:list-item>
      </text:list>
      <text:p text:style-name="Horizontal_20_Line"/>
      <text:h text:style-name="Heading_20_2" text:outline-level="2"><text:bookmark-start text:name="deployment-checklist"/>Deployment Checklist<text:bookmark-end text:name="deployment-checklist"/></text:h>
      <text:list text:style-name="L30">
        <text:list-item>
          <text:p text:style-name="P80">☐ Set all environment variables</text:p>
        </text:list-item>
        <text:list-item>
          <text:p text:style-name="P80">☐ Configure email backend (SMTP)</text:p>
        </text:list-item>
        <text:list-item>
          <text:p text:style-name="P80">☐ Set DEBUG = False</text:p>
        </text:list-item>
        <text:list-item>
          <text:p text:style-name="P80">☐ Configure ALLOWED_HOSTS</text:p>
        </text:list-item>
        <text:list-item>
          <text:p text:style-name="P80">☐ Run migrations</text:p>
        </text:list-item>
        <text:list-item>
          <text:p text:style-name="P80">☐ Create superuser</text:p>
        </text:list-item>
        <text:list-item>
          <text:p text:style-name="P80">☐ Collect static files</text:p>
        </text:list-item>
        <text:list-item>
          <text:p text:style-name="P80">☐ Configure file storage (local/S3)</text:p>
        </text:list-item>
        <text:list-item>
          <text:p text:style-name="P80">☐ Set up logging</text:p>
        </text:list-item>
        <text:list-item>
          <text:p text:style-name="P80">☐ Configure SSL/TLS</text:p>
        </text:list-item>
        <text:list-item>
          <text:p text:style-name="P80">☐ Set up database backups</text:p>
        </text:list-item>
        <text:list-item>
          <text:p text:style-name="P80">☐ Test Twilio WhatsApp integration</text:p>
        </text:list-item>
      </text:list>
      <text:p text:style-name="Horizontal_20_Line"/>
      <text:h text:style-name="Heading_20_2" text:outline-level="2"><text:bookmark-start text:name="technology-stack"/>Technology Stack<text:bookmark-end text:name="technology-stack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Component</text:p>
            </table:table-cell>
            <table:table-cell table:style-name="TableHeaderRowCell" office:value-type="string">
              <text:p text:style-name="Table_20_Heading">Technology</text:p>
            </table:table-cell>
          </table:table-row>
        </table:table-header-rows>
        <table:table-row>
          <table:table-cell table:style-name="TableRowCell" office:value-type="string">
            <text:p text:style-name="Table_20_Contents">Backend</text:p>
          </table:table-cell>
          <table:table-cell table:style-name="TableRowCell" office:value-type="string">
            <text:p text:style-name="Table_20_Contents">Django 5.0.1</text:p>
          </table:table-cell>
        </table:table-row>
        <table:table-row>
          <table:table-cell table:style-name="TableRowCell" office:value-type="string">
            <text:p text:style-name="Table_20_Contents">Database</text:p>
          </table:table-cell>
          <table:table-cell table:style-name="TableRowCell" office:value-type="string">
            <text:p text:style-name="Table_20_Contents">SQLite (dev) / PostgreSQL (prod)</text:p>
          </table:table-cell>
        </table:table-row>
        <table:table-row>
          <table:table-cell table:style-name="TableRowCell" office:value-type="string">
            <text:p text:style-name="Table_20_Contents">Authentication</text:p>
          </table:table-cell>
          <table:table-cell table:style-name="TableRowCell" office:value-type="string">
            <text:p text:style-name="Table_20_Contents">WhatsApp OTP via Twilio</text:p>
          </table:table-cell>
        </table:table-row>
        <table:table-row>
          <table:table-cell table:style-name="TableRowCell" office:value-type="string">
            <text:p text:style-name="Table_20_Contents">Frontend</text:p>
          </table:table-cell>
          <table:table-cell table:style-name="TableRowCell" office:value-type="string">
            <text:p text:style-name="Table_20_Contents">Plain HTML/CSS (&lt; 20KB)</text:p>
          </table:table-cell>
        </table:table-row>
        <table:table-row>
          <table:table-cell table:style-name="TableRowCell" office:value-type="string">
            <text:p text:style-name="Table_20_Contents">JavaScript</text:p>
          </table:table-cell>
          <table:table-cell table:style-name="TableRowCell" office:value-type="string">
            <text:p text:style-name="Table_20_Contents">Minimal (AJAX only)</text:p>
          </table:table-cell>
        </table:table-row>
        <table:table-row>
          <table:table-cell table:style-name="TableRowCell" office:value-type="string">
            <text:p text:style-name="Table_20_Contents">File Storage</text:p>
          </table:table-cell>
          <table:table-cell table:style-name="TableRowCell" office:value-type="string">
            <text:p text:style-name="Table_20_Contents">Local (dev) / S3 (prod)</text:p>
          </table:table-cell>
        </table:table-row>
        <table:table-row>
          <table:table-cell table:style-name="TableRowCell" office:value-type="string">
            <text:p text:style-name="Table_20_Contents">Background Tasks</text:p>
          </table:table-cell>
          <table:table-cell table:style-name="TableRowCell" office:value-type="string">
            <text:p text:style-name="Table_20_Contents">Celery (optional)</text:p>
          </table:table-cell>
        </table:table-row>
      </table:table>
      <text:p text:style-name="Horizontal_20_Line"/>
      <text:h text:style-name="Heading_20_2" text:outline-level="2"><text:bookmark-start text:name="key-decisions"/>Key Decisions<text:bookmark-end text:name="key-decisions"/></text:h>
      <text:list text:style-name="L31">
        <text:list-item>
          <text:p text:style-name="P81">✅ <text:span text:style-name="T1">WhatsApp OTP</text:span>: Using Twilio API for reliable SMS delivery</text:p>
        </text:list-item>
        <text:list-item>
          <text:p text:style-name="P81">✅ <text:span text:style-name="T1">Phone-Based Auth</text:span>: No email required, perfect for African markets</text:p>
        </text:list-item>
        <text:list-item>
          <text:p text:style-name="P81">✅ <text:span text:style-name="T1">Lightweight Frontend</text:span>: Plain CSS/HTML to support low-bandwidth phones</text:p>
        </text:list-item>
        <text:list-item>
          <text:p text:style-name="P81">✅ <text:span text:style-name="T1">Minimal JavaScript</text:span>: Only AJAX for form submission, no frameworks</text:p>
        </text:list-item>
        <text:list-item>
          <text:p text:style-name="P81">✅ <text:span text:style-name="T1">Text Input Only</text:span>: No voice processing for MVP (can add later)</text:p>
        </text:list-item>
        <text:list-item>
          <text:p text:style-name="P81">✅ <text:span text:style-name="T1">Local File Storage</text:span>: Simpler for MVP, can migrate to S3 later</text:p>
        </text:list-item>
        <text:list-item>
          <text:p text:style-name="P81">✅ <text:span text:style-name="T1">Admin-First Verification</text:span>: KYC/documents verified by admins before approval</text:p>
        </text:list-item>
        <text:list-item>
          <text:p text:style-name="P81">✅ <text:span text:style-name="T1">Configurable Rules</text:span>: All fees/points configurable via Django admin</text:p>
        </text:list-item>
      </text:list>
      <text:p text:style-name="Horizontal_20_Line"/>
      <text:h text:style-name="Heading_20_2" text:outline-level="2"><text:bookmark-start text:name="file-size-optimization"/>File Size Optimization<text:bookmark-end text:name="file-size-optimiza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Component</text:p>
            </table:table-cell>
            <table:table-cell table:style-name="TableHeaderRowCell" office:value-type="string">
              <text:p text:style-name="Table_20_Heading">Size</text:p>
            </table:table-cell>
          </table:table-row>
        </table:table-header-rows>
        <table:table-row>
          <table:table-cell table:style-name="TableRowCell" office:value-type="string">
            <text:p text:style-name="Table_20_Contents">base.html</text:p>
          </table:table-cell>
          <table:table-cell table:style-name="TableRowCell" office:value-type="string">
            <text:p text:style-name="Table_20_Contents">~4 KB</text:p>
          </table:table-cell>
        </table:table-row>
        <table:table-row>
          <table:table-cell table:style-name="TableRowCell" office:value-type="string">
            <text:p text:style-name="Table_20_Contents">request_otp.html</text:p>
          </table:table-cell>
          <table:table-cell table:style-name="TableRowCell" office:value-type="string">
            <text:p text:style-name="Table_20_Contents">~1 KB</text:p>
          </table:table-cell>
        </table:table-row>
        <table:table-row>
          <table:table-cell table:style-name="TableRowCell" office:value-type="string">
            <text:p text:style-name="Table_20_Contents">verify_otp.html</text:p>
          </table:table-cell>
          <table:table-cell table:style-name="TableRowCell" office:value-type="string">
            <text:p text:style-name="Table_20_Contents">~1 KB</text:p>
          </table:table-cell>
        </table:table-row>
        <table:table-row>
          <table:table-cell table:style-name="TableRowCell" office:value-type="string">
            <text:p text:style-name="Table_20_Contents">dashboard/index.html</text:p>
          </table:table-cell>
          <table:table-cell table:style-name="TableRowCell" office:value-type="string">
            <text:p text:style-name="Table_20_Contents">~3 KB</text:p>
          </table:table-cell>
        </table:table-row>
        <table:table-row>
          <table:table-cell table:style-name="TableRowCell" office:value-type="string">
            <text:p text:style-name="Table_20_Contents">Total CSS (inline)</text:p>
          </table:table-cell>
          <table:table-cell table:style-name="TableRowCell" office:value-type="string">
            <text:p text:style-name="Table_20_Contents">~8 KB</text:p>
          </table:table-cell>
        </table:table-row>
        <table:table-row>
          <table:table-cell table:style-name="TableRowCell" office:value-type="string">
            <text:p text:style-name="Table_20_Contents"><text:span text:style-name="T1">Total Page Load</text:span></text:p>
          </table:table-cell>
          <table:table-cell table:style-name="TableRowCell" office:value-type="string">
            <text:p text:style-name="Table_20_Contents"><text:span text:style-name="T1">&lt; 20 KB</text:span></text:p>
          </table:table-cell>
        </table:table-row>
      </table:table>
      <text:p text:style-name="Horizontal_20_Line"/>
      <text:h text:style-name="Heading_20_2" text:outline-level="2"><text:bookmark-start text:name="future-enhancements-v2"/>Future Enhancements (V2+)<text:bookmark-end text:name="future-enhancements-v2"/></text:h>
      <text:list text:style-name="L32">
        <text:list-item>
          <text:p text:style-name="P82">Document sharing with other users</text:p>
        </text:list-item>
        <text:list-item>
          <text:p text:style-name="P82">Collaborative group borrowing</text:p>
        </text:list-item>
        <text:list-item>
          <text:p text:style-name="P82">Advanced credit scoring (ML/AI)</text:p>
        </text:list-item>
        <text:list-item>
          <text:p text:style-name="P82">SMS notifications</text:p>
        </text:list-item>
        <text:list-item>
          <text:p text:style-name="P82">USSD support</text:p>
        </text:list-item>
        <text:list-item>
          <text:p text:style-name="P82">Mobile app (iOS/Android)</text:p>
        </text:list-item>
        <text:list-item>
          <text:p text:style-name="P82">Loan repayment tracking</text:p>
        </text:list-item>
        <text:list-item>
          <text:p text:style-name="P82">Transaction history export</text:p>
        </text:list-item>
        <text:list-item>
          <text:p text:style-name="P82">Advanced analytics</text:p>
        </text:list-item>
        <text:list-item>
          <text:p text:style-name="P82">Multi-language support</text:p>
        </text:list-item>
        <text:list-item>
          <text:p text:style-name="P82">Team/organization accounts</text:p>
        </text:list-item>
      </text:list>
      <text:p text:style-name="Horizontal_20_Line"/>
      <text:p text:style-name="First_20_paragraph"><text:span text:style-name="T1">Document Version</text:span>: 1.0 <text:span text:style-name="T1">Last Updated</text:span>: 2025-10-21 <text:span text:style-name="T1">Status</text:span>: Implementation Complete - Ready for Feature Development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1</meta:generator>
    <dc:title/>
    <dc:description/>
    <dc:subject/>
    <meta:keyword/>
    <meta:initial-creator/>
    <dc:creator/>
    <meta:creation-date>2025-10-21T12:33:50Z</meta:creation-date>
    <dc:date>2025-10-21T12:33:50Z</dc:date>
  </office:meta>
</office:document-meta>
</file>